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USER_NAME] </text:p>
      <text:p text:style-name="Standard"/>
      <text:p text:style-name="Standard">TESTANDO</text:p>
      <text:p text:style-name="Standard"/>
      <text:p text:style-name="Standard">[VALOR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milton </meta:initial-creator>
    <meta:creation-date>2012-05-03T15:30:31</meta:creation-date>
    <meta:generator>LibreOffice/3.4$Unix LibreOffice_project/340m1$Build-402</meta:generator>
    <meta:document-statistic meta:table-count="0" meta:image-count="0" meta:object-count="0" meta:page-count="1" meta:paragraph-count="3" meta:word-count="3" meta:character-count="27" meta:non-whitespace-character-count="26"/>
    <dc:date>2012-05-03T15:32:02</dc:date>
    <dc:creator>Hamilton </dc:creator>
    <meta:editing-duration>PT1M32S</meta:editing-duration>
    <meta:editing-cycles>1</meta:editing-cycles>
  </office:meta>
</office:document-meta>
</file>